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L1"/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 style:font-name="Consolas" fo:font-size="10pt" fo:background-color="#d4d4d4" style:font-name-asian="Consolas" style:font-size-asian="10pt" style:font-name-complex="Consolas" style:font-size-complex="10pt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6a3e3e"/>
    </style:style>
    <style:style style:name="T8" style:family="text">
      <style:text-properties fo:color="#6a3e3e" style:text-underline-style="solid" style:text-underline-width="auto" style:text-underline-color="font-color"/>
    </style:style>
    <style:style style:name="T9" style:family="text">
      <style:text-properties fo:color="#3f7f5f"/>
    </style:style>
    <style:style style:name="T10" style:family="text">
      <style:text-properties fo:color="#7f9fbf" fo:font-weight="bold" style:font-weight-asian="bold" style:font-weight-complex="bold"/>
    </style:style>
    <style:style style:name="T11" style:family="text">
      <style:text-properties fo:color="#2a00ff"/>
    </style:style>
    <style:style style:name="T12" style:family="text">
      <style:text-properties fo:color="#0000c0"/>
    </style:style>
    <style:style style:name="T13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6464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7953820941518519" text:style-name="L1">
        <text:list-header>
          <text:p text:style-name="P1">Assignment4</text:p>
        </text:list-header>
        <text:list-item>
          <text:p text:style-name="P1">15- Create a program including two threads – thread read and thread write. Input file -&gt;Thread read -&gt; Calculate -&gt; buffered area Buffered area -&gt; Thread write -&gt; output file Detailed description is in assignment4.txt file. Sample input.txt file. Attached files are input.txt and a more detailed description file </text:p>
        </text:list-item>
      </text:list>
      <text:p text:style-name="list_20_paragraph"><text:tab/></text:p>
      <text:p text:style-name="list_20_paragraph"><text:tab/><text:span text:style-name="T1">public</text:span><text:span text:style-name="T4"> </text:span><text:span text:style-name="T1">class</text:span><text:span text:style-name="T4"> </text:span><text:span text:style-name="T5">FileReadWriteDemor</text:span><text:span text:style-name="T4">{</text:span></text:p>
      <text:p text:style-name="P2"/>
      <text:p text:style-name="P2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7">args</text:span><text:span text:style-name="T3">) </text:span><text:span text:style-name="T2">throws</text:span><text:span text:style-name="T3"> Exception {</text:span></text:p>
      <text:p text:style-name="P2"><text:span text:style-name="T3"><text:tab/><text:tab/></text:span><text:span text:style-name="T9">// </text:span><text:span text:style-name="T10">TODO</text:span><text:span text:style-name="T9"> Auto-generated method stub</text:span></text:p>
      <text:p text:style-name="P2"/>
      <text:p text:style-name="P2"><text:span text:style-name="T3"><text:tab/><text:tab/>String </text:span><text:span text:style-name="T7">pathInputFile</text:span><text:span text:style-name="T3"> = </text:span><text:span text:style-name="T11">"C:\\Users\\erumf\\Desktop\\Antra\\Assignment4 (1)\\input.txt"</text:span><text:span text:style-name="T3">;</text:span></text:p>
      <text:p text:style-name="P2"><text:span text:style-name="T3"><text:tab/><text:tab/>FileReaderThread </text:span><text:span text:style-name="T7">readFile</text:span><text:span text:style-name="T3"> = </text:span><text:span text:style-name="T2">new</text:span><text:span text:style-name="T3"> FileReaderThread(</text:span><text:span text:style-name="T7">pathInputFile</text:span><text:span text:style-name="T3">);</text:span></text:p>
      <text:p text:style-name="P2"><text:span text:style-name="T3"><text:tab/><text:tab/>FileWriterThread </text:span><text:span text:style-name="T7">writeFile</text:span><text:span text:style-name="T3"> = </text:span><text:span text:style-name="T2">new</text:span><text:span text:style-name="T3"> FileWriterThread();</text:span></text:p>
      <text:p text:style-name="P2"><text:span text:style-name="T3"><text:tab/><text:tab/></text:span><text:span text:style-name="T7">readFile</text:span><text:span text:style-name="T3">.start();</text:span></text:p>
      <text:p text:style-name="P2"><text:span text:style-name="T3"><text:tab/><text:tab/></text:span><text:span text:style-name="T7">readFile</text:span><text:span text:style-name="T3">.join();</text:span></text:p>
      <text:p text:style-name="P2"><text:span text:style-name="T3"><text:tab/><text:tab/></text:span><text:span text:style-name="T7">writeFile</text:span><text:span text:style-name="T3">.</text:span><text:span text:style-name="T12">fileLines</text:span><text:span text:style-name="T3"> = </text:span><text:span text:style-name="T7">readFile</text:span><text:span text:style-name="T3">.</text:span><text:span text:style-name="T12">list</text:span><text:span text:style-name="T3">;</text:span></text:p>
      <text:p text:style-name="P2"><text:span text:style-name="T3"><text:tab/><text:tab/></text:span><text:span text:style-name="T7">writeFile</text:span><text:span text:style-name="T3">.start();</text:span></text:p>
      <text:p text:style-name="P3"><text:tab/><text:tab/></text:p>
      <text:p text:style-name="P3"><text:tab/>}</text:p>
      <text:p text:style-name="P2"/>
      <text:p text:style-name="P3"><text:tab/></text:p>
      <text:p text:style-name="P3">}</text:p>
      <text:p text:style-name="list_20_paragraph"/>
      <text:p text:style-name="list_20_paragraph">///////////////////////////////////////////////////////////////////////////////////////////////////////////////////////////</text:p>
      <text:p text:style-name="P2"><text:span text:style-name="T2">import</text:span><text:span text:style-name="T3"> java.io.BufferedReader;</text:span></text:p>
      <text:p text:style-name="P2"><text:span text:style-name="T2">import</text:span><text:span text:style-name="T3"> java.io.FileReader;</text:span></text:p>
      <text:p text:style-name="P2"><text:span text:style-name="T2">import</text:span><text:span text:style-name="T3"> java.io.IOException;</text:span></text:p>
      <text:p text:style-name="P2"><text:span text:style-name="T2">import</text:span><text:span text:style-name="T3"> java.util.ArrayList;</text:span></text:p>
      <text:p text:style-name="P2"><text:span text:style-name="T2">import</text:span><text:span text:style-name="T3"> java.util.List;</text:span></text:p>
      <text:p text:style-name="P2"/>
      <text:p text:style-name="P2"><text:span text:style-name="T2">public</text:span><text:span text:style-name="T3"> </text:span><text:span text:style-name="T2">class</text:span><text:span text:style-name="T3"> FileReaderThread </text:span><text:span text:style-name="T2">extends</text:span><text:span text:style-name="T3"> Thread {</text:span></text:p>
      <text:p text:style-name="P3"><text:tab/></text:p>
      <text:p text:style-name="P2"><text:span text:style-name="T3"><text:tab/>String </text:span><text:span text:style-name="T12">pathforInputFile</text:span><text:span text:style-name="T3">;</text:span></text:p>
      <text:p text:style-name="P2"><text:span text:style-name="T3"><text:tab/>List&lt;String&gt; </text:span><text:span text:style-name="T12">list</text:span><text:span text:style-name="T3"> = </text:span><text:span text:style-name="T2">new</text:span><text:span text:style-name="T3"> ArrayList&lt;&gt;();</text:span></text:p>
      <text:p text:style-name="P3"><text:tab/><text:tab/></text:p>
      <text:p text:style-name="P2"><text:span text:style-name="T3"><text:tab/></text:span><text:span text:style-name="T2">public</text:span><text:span text:style-name="T3"> FileReaderThread(String </text:span><text:span text:style-name="T7">pathInputFile</text:span><text:span text:style-name="T3">) {</text:span></text:p>
      <text:p text:style-name="P2"><text:span text:style-name="T3"><text:tab/><text:tab/></text:span><text:span text:style-name="T9">// </text:span><text:span text:style-name="T10">TODO</text:span><text:span text:style-name="T9"> Auto-generated constructor stub</text:span></text:p>
      <text:p text:style-name="P2"><text:span text:style-name="T3"><text:tab/><text:tab/></text:span><text:span text:style-name="T2">this</text:span><text:span text:style-name="T3">.</text:span><text:span text:style-name="T12">pathforInputFile</text:span><text:span text:style-name="T3"> = </text:span><text:span text:style-name="T7">pathInputFile</text:span><text:span text:style-name="T3">;</text:span></text:p>
      <text:p text:style-name="P3"><text:tab/>}</text:p>
      <text:p text:style-name="P2"/>
      <text:p text:style-name="P2"><text:span text:style-name="T3"><text:tab/></text:span><text:span text:style-name="T14">@Override</text:span></text:p>
      <text:p text:style-name="P2"><text:span text:style-name="T3"><text:tab/></text:span><text:span text:style-name="T2">public</text:span><text:span text:style-name="T3"> </text:span><text:span text:style-name="T2">void</text:span><text:span text:style-name="T3"> run(){</text:span></text:p>
      <text:p text:style-name="P2"><text:span text:style-name="T3"><text:tab/><text:tab/></text:span><text:span text:style-name="T2">try</text:span><text:span text:style-name="T3"> {</text:span></text:p>
      <text:p text:style-name="P2"><text:span text:style-name="T3"><text:tab/><text:tab/><text:tab/></text:span><text:span text:style-name="T12">list</text:span><text:span text:style-name="T3"> = readFile(</text:span><text:span text:style-name="T12">pathforInputFile</text:span><text:span text:style-name="T3">);</text:span></text:p>
      <text:p text:style-name="P2"><text:span text:style-name="T3"><text:tab/><text:tab/>} </text:span><text:span text:style-name="T2">catch</text:span><text:span text:style-name="T3"> (IOException </text:span><text:span text:style-name="T7">e</text:span><text:span text:style-name="T3">) {</text:span></text:p>
      <text:p text:style-name="P2"><text:span text:style-name="T3"><text:tab/><text:tab/><text:tab/></text:span><text:span text:style-name="T9">// </text:span><text:span text:style-name="T10">TODO</text:span><text:span text:style-name="T9"> Auto-generated catch block</text:span></text:p>
      <text:p text:style-name="P2"><text:span text:style-name="T3"><text:tab/><text:tab/><text:tab/></text:span><text:span text:style-name="T7">e</text:span><text:span text:style-name="T3">.printStackTrace();</text:span></text:p>
      <text:p text:style-name="P3"><text:tab/><text:tab/>}</text:p>
      <text:p text:style-name="P3"><text:tab/>}</text:p>
      <text:p text:style-name="P2"/>
      <text:p text:style-name="P2"/>
      <text:p text:style-name="P2"/>
      <text:p text:style-name="P2"><text:span text:style-name="T3"><text:tab/></text:span><text:span text:style-name="T2">public</text:span><text:span text:style-name="T3"> </text:span><text:span text:style-name="T2">synchronized</text:span><text:span text:style-name="T3"> List&lt;String&gt; readFile(String </text:span><text:span text:style-name="T7">pathforInputFile</text:span><text:span text:style-name="T3">) </text:span><text:span text:style-name="T2">throws</text:span><text:span text:style-name="T3"> IOException {</text:span></text:p>
      <text:p text:style-name="P2"><text:soft-page-break/><text:span text:style-name="T3"><text:tab/><text:tab/>List&lt;String&gt; </text:span><text:span text:style-name="T7">allLines</text:span><text:span text:style-name="T3"> = </text:span><text:span text:style-name="T2">new</text:span><text:span text:style-name="T3"> ArrayList&lt;&gt;();</text:span></text:p>
      <text:p text:style-name="P2"><text:span text:style-name="T3"><text:tab/><text:tab/></text:span><text:span text:style-name="T2">try</text:span><text:span text:style-name="T3"> {</text:span></text:p>
      <text:p text:style-name="P2"><text:span text:style-name="T3"><text:tab/><text:tab/>FileReader </text:span><text:span text:style-name="T7">file</text:span><text:span text:style-name="T3"> = </text:span><text:span text:style-name="T2">new</text:span><text:span text:style-name="T3"> FileReader(</text:span><text:span text:style-name="T7">pathforInputFile</text:span><text:span text:style-name="T3">);</text:span></text:p>
      <text:p text:style-name="P2"><text:span text:style-name="T3"><text:tab/><text:tab/>BufferedReader </text:span><text:span text:style-name="T8">br</text:span><text:span text:style-name="T3"> = </text:span><text:span text:style-name="T2">new</text:span><text:span text:style-name="T3"> BufferedReader(</text:span><text:span text:style-name="T7">file</text:span><text:span text:style-name="T3">);</text:span></text:p>
      <text:p text:style-name="P2"><text:span text:style-name="T3"><text:tab/><text:tab/>String </text:span><text:span text:style-name="T7">readLine</text:span><text:span text:style-name="T3">;</text:span></text:p>
      <text:p text:style-name="P2"><text:span text:style-name="T3"><text:tab/><text:tab/>System.</text:span><text:span text:style-name="T13">out</text:span><text:span text:style-name="T3">.println(</text:span><text:span text:style-name="T11">"Reading file"</text:span><text:span text:style-name="T3">);</text:span></text:p>
      <text:p text:style-name="P2"><text:span text:style-name="T3"><text:s text:c="8"/></text:span><text:span text:style-name="T2">while</text:span><text:span text:style-name="T3">((</text:span><text:span text:style-name="T7">readLine</text:span><text:span text:style-name="T3"> =</text:span><text:span text:style-name="T7">br</text:span><text:span text:style-name="T3">.readLine())!= </text:span><text:span text:style-name="T2">null</text:span><text:span text:style-name="T3">) {</text:span></text:p>
      <text:p text:style-name="P2"><text:span text:style-name="T3"><text:s text:c="8"/><text:tab/></text:span><text:span text:style-name="T7">allLines</text:span><text:span text:style-name="T3">.add(</text:span><text:span text:style-name="T7">readLine</text:span><text:span text:style-name="T3">);</text:span></text:p>
      <text:p text:style-name="P3"><text:s text:c="8"/>}</text:p>
      <text:p text:style-name="P3"><text:s text:c="8"/><text:tab/> </text:p>
      <text:p text:style-name="P2"><text:span text:style-name="T3"><text:tab/><text:tab/>}</text:span><text:span text:style-name="T2">catch</text:span><text:span text:style-name="T3">(Exception </text:span><text:span text:style-name="T7">e</text:span><text:span text:style-name="T3">) {</text:span></text:p>
      <text:p text:style-name="P2"><text:span text:style-name="T3"><text:tab/><text:tab/><text:tab/>System.</text:span><text:span text:style-name="T13">out</text:span><text:span text:style-name="T3">.println(</text:span><text:span text:style-name="T7">e</text:span><text:span text:style-name="T3">);</text:span></text:p>
      <text:p text:style-name="P3"><text:tab/><text:tab/>}</text:p>
      <text:p text:style-name="P2"><text:span text:style-name="T3"><text:tab/></text:span><text:span text:style-name="T9">//<text:tab/>System.out.println(allLines);</text:span></text:p>
      <text:p text:style-name="P2"><text:span text:style-name="T3"><text:tab/><text:tab/></text:span><text:span text:style-name="T2">return</text:span><text:span text:style-name="T3"> </text:span><text:span text:style-name="T7">allLines</text:span><text:span text:style-name="T3">;</text:span></text:p>
      <text:p text:style-name="P3"><text:tab/>}</text:p>
      <text:p text:style-name="P2"/>
      <text:p text:style-name="P3">}</text:p>
      <text:p text:style-name="list_20_paragraph">//////////////////////////////////////////////////////////////////////////////////////////////////////////////////////</text:p>
      <text:p text:style-name="P2"><text:span text:style-name="T2">package</text:span><text:span text:style-name="T3"> com.basic.assignment4;</text:span></text:p>
      <text:p text:style-name="P2"/>
      <text:p text:style-name="P2"><text:span text:style-name="T2">import</text:span><text:span text:style-name="T3"> java.io.BufferedWriter;</text:span></text:p>
      <text:p text:style-name="P2"><text:span text:style-name="T2">import</text:span><text:span text:style-name="T3"> java.io.FileWriter;</text:span></text:p>
      <text:p text:style-name="P2"><text:span text:style-name="T2">import</text:span><text:span text:style-name="T3"> java.util.ArrayList;</text:span></text:p>
      <text:p text:style-name="P2"><text:span text:style-name="T2">import</text:span><text:span text:style-name="T3"> java.util.List;</text:span></text:p>
      <text:p text:style-name="P2"/>
      <text:p text:style-name="P2"><text:span text:style-name="T2">public</text:span><text:span text:style-name="T3"> </text:span><text:span text:style-name="T2">class</text:span><text:span text:style-name="T3"> FileWriterThread </text:span><text:span text:style-name="T2">extends</text:span><text:span text:style-name="T3"> Thread{</text:span></text:p>
      <text:p text:style-name="P2"><text:span text:style-name="T3"><text:tab/>List&lt;String&gt; </text:span><text:span text:style-name="T12">fileLines</text:span><text:span text:style-name="T3"> = </text:span><text:span text:style-name="T2">new</text:span><text:span text:style-name="T3"> ArrayList&lt;&gt;();</text:span></text:p>
      <text:p text:style-name="P2"><text:span text:style-name="T3"><text:tab/>String </text:span><text:span text:style-name="T12">path</text:span><text:span text:style-name="T3"> = </text:span><text:span text:style-name="T11">"C:\\Users\\erumf\\Desktop\\Antra\\Assignment4 (1)\\Output.txt"</text:span><text:span text:style-name="T3">;</text:span></text:p>
      <text:p text:style-name="P2"><text:span text:style-name="T3"><text:tab/></text:span><text:span text:style-name="T2">public</text:span><text:span text:style-name="T3"> FileWriterThread() {</text:span></text:p>
      <text:p text:style-name="P3"><text:tab/><text:tab/></text:p>
      <text:p text:style-name="P3"><text:tab/>}</text:p>
      <text:p text:style-name="P3"><text:tab/></text:p>
      <text:p text:style-name="P2"><text:span text:style-name="T3"><text:tab/></text:span><text:span text:style-name="T14">@Override</text:span></text:p>
      <text:p text:style-name="P2"><text:span text:style-name="T3"><text:tab/></text:span><text:span text:style-name="T2">public</text:span><text:span text:style-name="T3"> </text:span><text:span text:style-name="T2">void</text:span><text:span text:style-name="T3"> run(){</text:span></text:p>
      <text:p text:style-name="P2"><text:span text:style-name="T3"><text:tab/><text:tab/>writeFile(</text:span><text:span text:style-name="T12">fileLines</text:span><text:span text:style-name="T3">, </text:span><text:span text:style-name="T12">path</text:span><text:span text:style-name="T3">);</text:span></text:p>
      <text:p text:style-name="P3"><text:tab/>}</text:p>
      <text:p text:style-name="P2"/>
      <text:p text:style-name="P2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writeFile(List&lt;String&gt; </text:span><text:span text:style-name="T7">file</text:span><text:span text:style-name="T3">, String </text:span><text:span text:style-name="T7">path</text:span><text:span text:style-name="T3">) {</text:span></text:p>
      <text:p text:style-name="P2"><text:span text:style-name="T3"><text:tab/><text:tab/></text:span><text:span text:style-name="T9">// </text:span><text:span text:style-name="T10">TODO</text:span><text:span text:style-name="T9"> Auto-generated method stub</text:span></text:p>
      <text:p text:style-name="P2"><text:span text:style-name="T3"><text:tab/><text:tab/>String </text:span><text:span text:style-name="T7">temp</text:span><text:span text:style-name="T3"> = </text:span><text:span text:style-name="T11">""</text:span><text:span text:style-name="T3">;</text:span></text:p>
      <text:p text:style-name="P2"><text:span text:style-name="T3"><text:tab/>System.</text:span><text:span text:style-name="T13">out</text:span><text:span text:style-name="T3">.println(</text:span><text:span text:style-name="T7">file</text:span><text:span text:style-name="T3">);<text:tab/></text:span></text:p>
      <text:p text:style-name="P2"><text:span text:style-name="T3"><text:tab/></text:span><text:span text:style-name="T2">try</text:span><text:span text:style-name="T3"> {</text:span></text:p>
      <text:p text:style-name="P2"><text:span text:style-name="T3"><text:tab/><text:tab/>FileWriter </text:span><text:span text:style-name="T7">fileWriter</text:span><text:span text:style-name="T3"> = </text:span><text:span text:style-name="T2">new</text:span><text:span text:style-name="T3"> FileWriter(</text:span><text:span text:style-name="T7">path</text:span><text:span text:style-name="T3">);</text:span></text:p>
      <text:p text:style-name="P2"><text:span text:style-name="T3"><text:tab/><text:tab/>BufferedWriter </text:span><text:span text:style-name="T7">bw</text:span><text:span text:style-name="T3"> = </text:span><text:span text:style-name="T2">new</text:span><text:span text:style-name="T3"> BufferedWriter(</text:span><text:span text:style-name="T7">fileWriter</text:span><text:span text:style-name="T3">);</text:span></text:p>
      <text:p text:style-name="P2"><text:span text:style-name="T3"><text:tab/><text:tab/></text:span><text:span text:style-name="T2">for</text:span><text:span text:style-name="T3">(String </text:span><text:span text:style-name="T7">l</text:span><text:span text:style-name="T3">: </text:span><text:span text:style-name="T12">fileLines</text:span><text:span text:style-name="T3">) {</text:span></text:p>
      <text:p text:style-name="P2"><text:span text:style-name="T3"><text:tab/><text:tab/><text:tab/></text:span><text:span text:style-name="T2">if</text:span><text:span text:style-name="T3">(!</text:span><text:span text:style-name="T7">l</text:span><text:span text:style-name="T3">.equals(</text:span><text:span text:style-name="T11">""</text:span><text:span text:style-name="T3">)) {</text:span></text:p>
      <text:p text:style-name="P2"><text:span text:style-name="T3"><text:tab/><text:tab/><text:tab/></text:span><text:span text:style-name="T7">temp</text:span><text:span text:style-name="T3"> = </text:span><text:span text:style-name="T7">temp</text:span><text:span text:style-name="T3"> + CalculateLine(</text:span><text:span text:style-name="T7">l</text:span><text:span text:style-name="T3">);</text:span></text:p>
      <text:p text:style-name="P2"><text:span text:style-name="T3"><text:tab/><text:tab/><text:tab/></text:span><text:span text:style-name="T7">bw</text:span><text:span text:style-name="T3">.write(</text:span><text:span text:style-name="T7">temp</text:span><text:span text:style-name="T3">);</text:span></text:p>
      <text:p text:style-name="P2"><text:span text:style-name="T3"><text:tab/><text:tab/><text:tab/></text:span><text:span text:style-name="T7">bw</text:span><text:span text:style-name="T3">.newLine();</text:span></text:p>
      <text:p text:style-name="P3"><text:tab/><text:tab/><text:tab/>}</text:p>
      <text:p text:style-name="P3"><text:tab/><text:tab/><text:tab/></text:p>
      <text:p text:style-name="P3"><text:tab/><text:tab/>}</text:p>
      <text:p text:style-name="P2"><text:span text:style-name="T3"><text:tab/><text:tab/></text:span><text:span text:style-name="T7">bw</text:span><text:span text:style-name="T3">.close();</text:span></text:p>
      <text:p text:style-name="P3"><text:tab/><text:tab/></text:p>
      <text:p text:style-name="P2"><text:span text:style-name="T3"><text:tab/>}</text:span><text:span text:style-name="T2">catch</text:span><text:span text:style-name="T3">(Exception </text:span><text:span text:style-name="T7">e</text:span><text:span text:style-name="T3">) {</text:span></text:p>
      <text:p text:style-name="P2"><text:span text:style-name="T3"><text:tab/><text:tab/>System.</text:span><text:span text:style-name="T13">out</text:span><text:span text:style-name="T3">.println(</text:span><text:span text:style-name="T7">e</text:span><text:span text:style-name="T3">);</text:span></text:p>
      <text:p text:style-name="P3"><text:soft-page-break/><text:tab/>}</text:p>
      <text:p text:style-name="P3"><text:tab/><text:tab/></text:p>
      <text:p text:style-name="P3"><text:s/>}</text:p>
      <text:p text:style-name="P2"><text:span text:style-name="T3"><text:tab/></text:span><text:span text:style-name="T2">public</text:span><text:span text:style-name="T3"> String CalculateLine(String </text:span><text:span text:style-name="T7">str</text:span><text:span text:style-name="T3">){</text:span></text:p>
      <text:p text:style-name="P2"><text:span text:style-name="T3"><text:tab/><text:tab/>String[] </text:span><text:span text:style-name="T7">splitLine</text:span><text:span text:style-name="T3"> = </text:span><text:span text:style-name="T7">str</text:span><text:span text:style-name="T3">.split(</text:span><text:span text:style-name="T11">" "</text:span><text:span text:style-name="T3">);</text:span></text:p>
      <text:p text:style-name="P3"><text:tab/><text:tab/></text:p>
      <text:p text:style-name="P2"><text:span text:style-name="T3"><text:tab/><text:tab/></text:span><text:span text:style-name="T2">int</text:span><text:span text:style-name="T3"> </text:span><text:span text:style-name="T7">result</text:span><text:span text:style-name="T3"> = Integer.</text:span><text:span text:style-name="T6">parseInt</text:span><text:span text:style-name="T3">(</text:span><text:span text:style-name="T7">splitLine</text:span><text:span text:style-name="T3">[0]);</text:span></text:p>
      <text:p text:style-name="P3"><text:tab/><text:tab/></text:p>
      <text:p text:style-name="P3"><text:tab/><text:tab/></text:p>
      <text:p text:style-name="P3"><text:tab/><text:tab/></text:p>
      <text:p text:style-name="P2"><text:span text:style-name="T3"><text:tab/><text:tab/></text:span><text:span text:style-name="T2">for</text:span><text:span text:style-name="T3"> (</text:span><text:span text:style-name="T2">int</text:span><text:span text:style-name="T3"> </text:span><text:span text:style-name="T7">i</text:span><text:span text:style-name="T3"> = 1; </text:span><text:span text:style-name="T7">i</text:span><text:span text:style-name="T3"> &lt; </text:span><text:span text:style-name="T7">splitLine</text:span><text:span text:style-name="T3">.</text:span><text:span text:style-name="T12">length</text:span><text:span text:style-name="T3">; </text:span><text:span text:style-name="T7">i</text:span><text:span text:style-name="T3">++) {</text:span></text:p>
      <text:p text:style-name="P2"><text:span text:style-name="T3"><text:s text:c="12"/></text:span><text:span text:style-name="T2">if</text:span><text:span text:style-name="T3"> (!</text:span><text:span text:style-name="T7">splitLine</text:span><text:span text:style-name="T3">[</text:span><text:span text:style-name="T7">i</text:span><text:span text:style-name="T3">].equals(</text:span><text:span text:style-name="T11">"-"</text:span><text:span text:style-name="T3">) &amp;&amp; !</text:span><text:span text:style-name="T7">splitLine</text:span><text:span text:style-name="T3">[</text:span><text:span text:style-name="T7">i</text:span><text:span text:style-name="T3">].equals(</text:span><text:span text:style-name="T11">"+"</text:span><text:span text:style-name="T3">)) {</text:span></text:p>
      <text:p text:style-name="P2"><text:span text:style-name="T3"><text:s text:c="16"/></text:span><text:span text:style-name="T2">int</text:span><text:span text:style-name="T3"> </text:span><text:span text:style-name="T7">number</text:span><text:span text:style-name="T3"> = Integer.</text:span><text:span text:style-name="T6">parseInt</text:span><text:span text:style-name="T3">(</text:span><text:span text:style-name="T7">splitLine</text:span><text:span text:style-name="T3">[</text:span><text:span text:style-name="T7">i</text:span><text:span text:style-name="T3">]);</text:span></text:p>
      <text:p text:style-name="P2"><text:span text:style-name="T3"><text:s text:c="16"/></text:span><text:span text:style-name="T2">if</text:span><text:span text:style-name="T3"> (</text:span><text:span text:style-name="T7">splitLine</text:span><text:span text:style-name="T3">[</text:span><text:span text:style-name="T7">i</text:span><text:span text:style-name="T3">-1].equals(</text:span><text:span text:style-name="T11">"+"</text:span><text:span text:style-name="T3">)) {</text:span></text:p>
      <text:p text:style-name="P2"><text:span text:style-name="T3"><text:s text:c="20"/></text:span><text:span text:style-name="T7">result</text:span><text:span text:style-name="T3"> = </text:span><text:span text:style-name="T7">result</text:span><text:span text:style-name="T3"> + </text:span><text:span text:style-name="T7">number</text:span><text:span text:style-name="T3">;</text:span></text:p>
      <text:p text:style-name="P2"><text:span text:style-name="T3"><text:s text:c="16"/>} </text:span><text:span text:style-name="T2">else</text:span><text:span text:style-name="T3"> </text:span><text:span text:style-name="T2">if</text:span><text:span text:style-name="T3">(</text:span><text:span text:style-name="T7">splitLine</text:span><text:span text:style-name="T3">[</text:span><text:span text:style-name="T7">i</text:span><text:span text:style-name="T3">-1].equals(</text:span><text:span text:style-name="T11">"-"</text:span><text:span text:style-name="T3">)){</text:span></text:p>
      <text:p text:style-name="P2"><text:span text:style-name="T3"><text:s text:c="20"/></text:span><text:span text:style-name="T7">result</text:span><text:span text:style-name="T3"> = </text:span><text:span text:style-name="T7">result</text:span><text:span text:style-name="T3"> -</text:span><text:span text:style-name="T7">number</text:span><text:span text:style-name="T3">;</text:span></text:p>
      <text:p text:style-name="P3"><text:s text:c="16"/>}</text:p>
      <text:p text:style-name="P3"><text:s text:c="12"/>}</text:p>
      <text:p text:style-name="P3"><text:s text:c="8"/>}</text:p>
      <text:p text:style-name="P3"><text:s text:c="3"/><text:tab/> </text:p>
      <text:p text:style-name="P2"><text:span text:style-name="T3"><text:tab/><text:tab/>System.</text:span><text:span text:style-name="T13">out</text:span><text:span text:style-name="T3">.println(</text:span><text:span text:style-name="T7">str</text:span><text:span text:style-name="T3"> +</text:span><text:span text:style-name="T11">" = "</text:span><text:span text:style-name="T3"> + </text:span><text:span text:style-name="T7">result</text:span><text:span text:style-name="T3">);</text:span></text:p>
      <text:p text:style-name="P2"><text:span text:style-name="T3"><text:s text:c="3"/><text:tab/> </text:span><text:span text:style-name="T2">return</text:span><text:span text:style-name="T3"> </text:span><text:span text:style-name="T7">str</text:span><text:span text:style-name="T3"> +</text:span><text:span text:style-name="T11">" = "</text:span><text:span text:style-name="T3"> + </text:span><text:span text:style-name="T7">result</text:span><text:span text:style-name="T3">;</text:span></text:p>
      <text:p text:style-name="P3"><text:tab/>}</text:p>
      <text:p text:style-name="P3">}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07T20:58:57.82</meta:creation-date>
    <meta:document-statistic meta:table-count="0" meta:image-count="0" meta:object-count="0" meta:page-count="3" meta:paragraph-count="120" meta:word-count="349" meta:character-count="3517"/>
    <dc:date>2022-04-07T20:59:33.14</dc:date>
    <meta:editing-duration>PT35S</meta:editing-duration>
    <meta:editing-cycles>1</meta:editing-cycles>
    <meta:generator>OpenOffice/4.1.6$Win32 OpenOffice.org_project/416m1$Build-9790</meta:generator>
  </office:meta>
</office:document-meta>
</file>